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raphical mode</text:p>
      <text:p text:style-name="Standard">svnserver</text:p>
      <text:p text:style-name="Standard">squid</text:p>
      <text:p text:style-name="Standard">vnc</text:p>
      <text:p text:style-name="Standard">ssh</text:p>
      <text:p text:style-name="Standard">phpmyadmin</text:p>
      <text:p text:style-name="Standard"/>
      <text:p text:style-name="Standard">vnc :</text:p>
      <text:p text:style-name="Standard">i)Download realvnc </text:p>
      <text:p text:style-name="Standard">ii)After register to get a license key</text:p>
      <text:p text:style-name="Standard">iii)add a license key to vnc</text:p>
      <text:p text:style-name="Standard">iv)then start vncserver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dmin </meta:initial-creator>
    <meta:creation-date>2014-02-13T18:07:12</meta:creation-date>
    <dc:date>2014-02-13T18:45:17</dc:date>
    <dc:creator>admin </dc:creator>
    <meta:editing-duration>PT00H38M08S</meta:editing-duration>
    <meta:editing-cycles>4</meta:editing-cycles>
    <meta:generator>OpenOffice.org/3.2$Linux OpenOffice.org_project/320m12$Build-9483</meta:generator>
    <meta:document-statistic meta:table-count="0" meta:image-count="0" meta:object-count="0" meta:page-count="1" meta:paragraph-count="11" meta:word-count="27" meta:character-count="157"/>
  </office:meta>
</office:document-meta>
</file>